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eb8b1" officeooo:paragraph-rsid="000eb8b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eb8b1" officeooo:paragraph-rsid="000eb8b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eb8b1" officeooo:paragraph-rsid="000eb8b1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0eb8b1" officeooo:paragraph-rsid="000eb8b1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0fc4ab" officeooo:paragraph-rsid="000fc4ab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05930" officeooo:paragraph-rsid="0010593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05930" officeooo:paragraph-rsid="0010593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d5a0" officeooo:paragraph-rsid="0013d5a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7156" officeooo:paragraph-rsid="0015715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4ec31" officeooo:paragraph-rsid="0014ec3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696de" officeooo:paragraph-rsid="001696de" style:font-size-asian="10.5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bold" officeooo:rsid="001696de" officeooo:paragraph-rsid="001696de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05930" officeooo:paragraph-rsid="0010593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05930" officeooo:paragraph-rsid="00105930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3d5a0" officeooo:paragraph-rsid="0013d5a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4e116" officeooo:paragraph-rsid="0014e116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4ec31" officeooo:paragraph-rsid="0014ec3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4ec31" officeooo:paragraph-rsid="0014ec31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696de" officeooo:paragraph-rsid="001696d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96de" officeooo:paragraph-rsid="001696de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font-weight="normal" officeooo:rsid="001696de" officeooo:paragraph-rsid="001696de" style:font-size-asian="10.5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weight="normal" officeooo:rsid="001696de" officeooo:paragraph-rsid="001696de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weight="normal" officeooo:rsid="00171891" officeooo:paragraph-rsid="0017189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c4ab" style:font-weight-asian="normal" style:font-weight-complex="normal"/>
    </style:style>
    <style:style style:name="T3" style:family="text">
      <style:text-properties fo:font-weight="normal" officeooo:rsid="00105930" style:font-weight-asian="normal" style:font-weight-complex="normal"/>
    </style:style>
    <style:style style:name="T4" style:family="text">
      <style:text-properties fo:font-weight="normal" officeooo:rsid="001151f0" style:font-weight-asian="normal" style:font-weight-complex="normal"/>
    </style:style>
    <style:style style:name="T5" style:family="text">
      <style:text-properties fo:font-weight="normal" officeooo:rsid="0013d5a0" style:font-weight-asian="normal" style:font-weight-complex="normal"/>
    </style:style>
    <style:style style:name="T6" style:family="text">
      <style:text-properties officeooo:rsid="000fc4ab"/>
    </style:style>
    <style:style style:name="T7" style:family="text">
      <style:text-properties officeooo:rsid="001151f0"/>
    </style:style>
    <style:style style:name="T8" style:family="text">
      <style:text-properties officeooo:rsid="0014e116"/>
    </style:style>
    <style:style style:name="T9" style:family="text">
      <style:text-properties officeooo:rsid="0014e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M #5/<text:span text:style-name="T9">Main Report3</text:span></text:p>
      <text:p text:style-name="P2">Name: Priyankar Kumar</text:p>
      <text:p text:style-name="P2">To: Mrs. Srishti</text:p>
      <text:p text:style-name="P2"/>
      <text:p text:style-name="P3"/>
      <text:p text:style-name="P3">Focus of the meeting: <text:span text:style-name="T1">The Cleaning Module</text:span></text:p>
      <text:p text:style-name="P3"><text:span text:style-name="T1"/></text:p>
      <text:p text:style-name="P3">Present Approach <text:span text:style-name="T6">(Removing duplicates)</text:span>: </text:p>
      <text:list xml:id="list609116412204111870" text:style-name="L1">
        <text:list-item>
          <text:p text:style-name="P4"><text:span text:style-name="T1">Extract information about all the lines (their start and end points and id) and find and store other information about the lines such as slopes and intercepts. </text:span><text:span text:style-name="T2">Stored as a list of dictionaries.</text:span></text:p>
        </text:list-item>
        <text:list-item>
          <text:p text:style-name="P5"><text:span text:style-name="T1">Now from all this information, we need to get a list of </text:span><text:span text:style-name="T3">duplicate</text:span><text:span text:style-name="T1"> lines that are to be removed from the above list of dictionaries of line information.</text:span></text:p>
        </text:list-item>
        <text:list-item>
          <text:p text:style-name="P5"><text:span text:style-name="T1">We know that </text:span><text:span text:style-name="T3">any two line segments will lie along the same line if they have the same slope and intercept</text:span><text:span text:style-name="T5">s.</text:span></text:p>
        </text:list-item>
        <text:list-item>
          <text:p text:style-name="P6"><text:span text:style-name="T1">We group lines according to the same slopes and intercepts by storing their ids in a list of lists each smaller list containing ids of lines with same slopes and intercepts.</text:span></text:p>
        </text:list-item>
        <text:list-item>
          <text:p text:style-name="P6"><text:span text:style-name="T1">Now among </text:span><text:span text:style-name="T4">the line ids in</text:span><text:span text:style-name="T1"> these groups we find the largest line’</text:span><text:span text:style-name="T4">s id</text:span><text:span text:style-name="T1">. We delete it from the </text:span><text:span text:style-name="T4">smaller list of line ids</text:span><text:span text:style-name="T1">.</text:span></text:p>
        </text:list-item>
        <text:list-item>
          <text:p text:style-name="P6"><text:span text:style-name="T1">At the end,we have a list containing ids of lines </text:span>that have to be deleted from the main list of dictionaries containig actual line information.</text:p>
        </text:list-item>
        <text:list-item>
          <text:p text:style-name="P13">So we delete the smaller lines <text:span text:style-name="T7">using the ids from the list of line ids.</text:span></text:p>
        </text:list-item>
      </text:list>
      <text:p text:style-name="P14"/>
      <text:p text:style-name="P7">Issue : <text:span text:style-name="T1">It’s removing some </text:span><text:span text:style-name="T4">non duplicate lines and is not very efficient.</text:span></text:p>
      <text:p text:style-name="P7"><text:span text:style-name="T4"/></text:p>
      <text:p text:style-name="P8"><text:span text:style-name="T7">S</text:span>ir’s Approach:</text:p>
      <text:list xml:id="list9207517839846487853" text:style-name="L2">
        <text:list-item>
          <text:p text:style-name="P15">First find all distances betweeen the walls and store in a list with ids of the wall (dxf) .</text:p>
        </text:list-item>
        <text:list-item>
          <text:p text:style-name="P15">Find smallest distance <text:span text:style-name="T8">among all the wall distances</text:span></text:p>
        </text:list-item>
        <text:list-item>
          <text:p text:style-name="P16">To find the threshold for <text:span text:style-name="T9">finding the overlapping duplicates, we use half the distance between the walls.</text:span></text:p>
        </text:list-item>
        <text:list-item>
          <text:p text:style-name="P17">First classify lines according to their slopes and intercepts. </text:p>
        </text:list-item>
        <text:list-item>
          <text:p text:style-name="P17">If two lines have different slopes and intercepts-&gt; no issues</text:p>
        </text:list-item>
        <text:list-item>
          <text:p text:style-name="P17">same slope different intercepts-&gt; parallel lines-&gt;no issues</text:p>
        </text:list-item>
        <text:list-item>
          <text:p text:style-name="P17">have same slopes ad intercepts-&gt; lie on same line. So here we try using the distance between the lines as a metric to distinguish and remove the smaller line, retaining the longer line,</text:p>
        </text:list-item>
      </text:list>
      <text:p text:style-name="P18"/>
      <text:p text:style-name="P9">Approach for removing the dangles</text:p>
      <text:list xml:id="list7429342427655485843" text:style-name="L3">
        <text:list-item>
          <text:p text:style-name="P19">Find the threshold (maybe 1/10th of wall width)</text:p>
        </text:list-item>
        <text:list-item>
          <text:p text:style-name="P19">And remove the extension.</text:p>
        </text:list-item>
      </text:list>
      <text:p text:style-name="P20"/>
      <text:p text:style-name="P11">Speeding up the algo</text:p>
      <text:list xml:id="list2505658882185971948" text:style-name="L5">
        <text:list-item>
          <text:p text:style-name="P21">Divide the area into many regions and use the algorithm to reduce number of comparisons.</text:p>
        </text:list-item>
      </text:list>
      <text:p text:style-name="P20"/>
      <text:p text:style-name="P11">Other discussions</text:p>
      <text:list xml:id="list4954452898698670309" text:style-name="L4">
        <text:list-item>
          <text:p text:style-name="P12">Computer Vision Approaches: Snake Algorithm (And why it can’t be used), Image Segmentation</text:p>
        </text:list-item>
      </text:list>
      <text:p text:style-name="P11"/>
      <text:p text:style-name="P11">Future Work</text:p>
      <text:list xml:id="list6813757793712199148" text:style-name="L6">
        <text:list-item>
          <text:p text:style-name="P22">Independently test the Polygonisation code on manually cleaned data to check if it works correctly.</text:p>
        </text:list-item>
        <text:list-item>
          <text:p text:style-name="P23"><text:soft-page-break/>Implementing function to find distance between parallel lines</text:p>
        </text:list-item>
        <text:list-item>
          <text:p text:style-name="P23">Getting a DXF viewer</text:p>
        </text:list-item>
        <text:list-item>
          <text:p text:style-name="P23">Brushing up the GUI</text:p>
        </text:list-item>
        <text:list-item>
          <text:p text:style-name="P23">Integration work completion</text:p>
        </text:list-item>
      </text:list>
      <text:p text:style-name="P10"/>
      <text:p text:style-name="P18"/>
      <text:p text:style-name="P7"><text:span text:style-name="T4"/></text:p>
      <text:p text:style-name="P7"><text:span text:style-name="T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9:59:52.319775986</meta:creation-date>
    <dc:date>2017-07-14T12:45:44.689459248</dc:date>
    <meta:editing-duration>PT43M45S</meta:editing-duration>
    <meta:editing-cycles>1</meta:editing-cycles>
    <meta:document-statistic meta:table-count="0" meta:image-count="0" meta:object-count="0" meta:page-count="2" meta:paragraph-count="34" meta:word-count="425" meta:character-count="2376" meta:non-whitespace-character-count="2006"/>
    <meta:generator>LibreOffice/5.1.6.2$Linux_X86_64 LibreOffice_project/10m0$Build-2</meta:generator>
  </office:meta>
</office:document-meta>
</file>